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ERTIFICA:</text:p>
      <text:p text:style-name="Standard"/>
      <text:p text:style-name="Standard">Que MARÍA DEL PINO GARCÍA SÁNCHEZ, con D.N.I. nº158.476.367, ha prestado sus servicios en esta Empresa, desde el 18 de abril de 1965 hasta el 16 de mayo de 1974, en calidad de Contable, habiendo observado durante este período de tiempo una conducta intachable y una plena dedicación profesional.</text:p>
      <text:p text:style-name="Standard"/>
      <text:p text:style-name="Standard">Y para que conste y surta los efectos oportunos, el presente certificado se expide en Tudela (Navarra), el treinta de mayo de mil novecientos setenta y cuatr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9T11:02:20.587847047</meta:creation-date>
    <dc:date>2019-08-19T11:04:01.610742744</dc:date>
    <meta:editing-duration>PT1M41S</meta:editing-duration>
    <meta:editing-cycles>1</meta:editing-cycles>
    <meta:document-statistic meta:table-count="0" meta:image-count="0" meta:object-count="0" meta:page-count="1" meta:paragraph-count="3" meta:word-count="77" meta:character-count="464" meta:non-whitespace-character-count="390"/>
    <meta:generator>LibreOffice/6.2.5.2$Linux_X86_64 LibreOffice_project/20$Build-2</meta:generator>
  </office:meta>
</office:document-meta>
</file>